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2.25775"/>
          <table:table-cell office:value-type="float" office:value="2.021"/>
          <table:table-cell office:value-type="float" office:value="0.04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42.0"/>
          <table:table-cell office:value-type="float" office:value="84783.0"/>
          <table:table-cell office:value-type="float" office:value="247291.0"/>
          <table:table-cell office:value-type="float" office:value="232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5024.0"/>
          <table:table-cell office:value-type="float" office:value="464167.0"/>
          <table:table-cell office:value-type="float" office:value="327588.0"/>
          <table:table-cell office:value-type="float" office:value="306891.0"/>
          <table:table-cell office:value-type="float" office:value="471348.0"/>
          <table:table-cell office:value-type="float" office:value="1694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2.02835"/>
          <table:table-cell office:value-type="float" office:value="1.781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45.0"/>
          <table:table-cell office:value-type="float" office:value="84829.0"/>
          <table:table-cell office:value-type="float" office:value="247463.0"/>
          <table:table-cell office:value-type="float" office:value="2337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5026.0"/>
          <table:table-cell office:value-type="float" office:value="464145.0"/>
          <table:table-cell office:value-type="float" office:value="327566.0"/>
          <table:table-cell office:value-type="float" office:value="306887.0"/>
          <table:table-cell office:value-type="float" office:value="471348.0"/>
          <table:table-cell office:value-type="float" office:value="1694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2.06571"/>
          <table:table-cell office:value-type="float" office:value="1.826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50.0"/>
          <table:table-cell office:value-type="float" office:value="84867.0"/>
          <table:table-cell office:value-type="float" office:value="247605.0"/>
          <table:table-cell office:value-type="float" office:value="233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5028.0"/>
          <table:table-cell office:value-type="float" office:value="464127.0"/>
          <table:table-cell office:value-type="float" office:value="327548.0"/>
          <table:table-cell office:value-type="float" office:value="306883.0"/>
          <table:table-cell office:value-type="float" office:value="471348.0"/>
          <table:table-cell office:value-type="float" office:value="1694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